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01cm" fo:min-width="3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1.401cm" fo:min-width="4.58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4.318cm" svg:height="1.651cm" svg:x="8.747cm" svg:y="14.208cm">
          <text:p text:style-name="P1">Mantenibilidad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4.318cm" svg:height="1.651cm" svg:x="2.27cm" svg:y="9.89cm">
          <text:p text:style-name="P1">Profesor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4.318cm" svg:height="1.651cm" svg:x="2.27cm" svg:y="12.303cm">
          <text:p text:style-name="P1">Estudian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318cm" svg:height="1.651cm" svg:x="8.747cm" svg:y="5.064cm">
          <text:p text:style-name="P1">Funcionalida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318cm" svg:height="1.651cm" svg:x="8.747cm" svg:y="7.35cm">
          <text:p text:style-name="P1">Confiabilidad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4.318cm" svg:height="1.651cm" svg:x="8.747cm" svg:y="9.636cm">
          <text:p text:style-name="P1">Usabilidad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4.318cm" svg:height="1.651cm" svg:x="8.747cm" svg:y="11.922cm">
          <text:p text:style-name="P1">Eficiencia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4.318cm" svg:height="1.651cm" svg:x="2.27cm" svg:y="7.604cm">
          <text:p text:style-name="P1">Experto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4.318cm" svg:height="1.651cm" svg:x="8.747cm" svg:y="16.367cm">
          <text:p text:style-name="P1">Portabilidad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198cm" svg:height="0.962cm" svg:x="2.397cm" svg:y="2.451cm">
          <draw:text-box>
            <text:p>Stakeholders</text:p>
          </draw:text-box>
        </draw:frame>
        <draw:frame draw:style-name="gr2" draw:text-style-name="P2" draw:layer="layout" svg:width="3.177cm" svg:height="0.962cm" svg:x="9.128cm" svg:y="2.451cm">
          <draw:text-box>
            <text:p>Alto Nivel</text:p>
          </draw:text-box>
        </draw:frame>
        <draw:frame draw:style-name="gr2" draw:text-style-name="P2" draw:layer="layout" svg:width="4.27cm" svg:height="0.962cm" svg:x="15.224cm" svg:y="2.397cm">
          <draw:text-box>
            <text:p>Sub Atributos</text:p>
          </draw:text-box>
        </draw:frame>
        <draw:custom-shape draw:style-name="gr3" draw:text-style-name="P1" xml:id="id2" draw:id="id2" draw:layer="layout" svg:width="5.08cm" svg:height="1.651cm" svg:x="15.224cm" svg:y="3.794cm">
          <text:p text:style-name="P1">Diseño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5.08cm" svg:height="1.651cm" svg:x="15.224cm" svg:y="10.144cm">
          <text:p text:style-name="P1">Implementación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065cm" svg:y1="5.889cm" svg:x2="15.224cm" svg:y2="4.619cm" draw:start-shape="id1" draw:end-shape="id2" svg:d="M13065 5889l2159-1270" svg:viewBox="0 0 2160 1271">
          <text:p/>
        </draw:connector>
        <draw:custom-shape draw:style-name="gr3" draw:text-style-name="P1" xml:id="id3" draw:id="id3" draw:layer="layout" svg:width="5.08cm" svg:height="1.651cm" svg:x="15.224cm" svg:y="6.08cm">
          <text:p text:style-name="P1">Interoperabilida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065cm" svg:y1="5.889cm" svg:x2="15.224cm" svg:y2="6.905cm" draw:start-shape="id1" draw:end-shape="id3" svg:d="M13065 5889l2159 1016" svg:viewBox="0 0 2160 1017">
          <text:p/>
        </draw:connector>
        <draw:connector draw:style-name="gr4" draw:text-style-name="P3" draw:layer="layout" draw:type="line" svg:x1="13.065cm" svg:y1="10.461cm" svg:x2="15.224cm" svg:y2="10.969cm" draw:start-shape="id4" draw:end-shape="id5" svg:d="M13065 10461l2159 508" svg:viewBox="0 0 2160 509">
          <text:p/>
        </draw:connector>
        <draw:custom-shape draw:style-name="gr3" draw:text-style-name="P1" xml:id="id7" draw:id="id7" draw:layer="layout" svg:width="5.08cm" svg:height="1.651cm" svg:x="15.224cm" svg:y="8.128cm">
          <text:p text:style-name="P1">Segurida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065cm" svg:y1="8.175cm" svg:x2="15.224cm" svg:y2="8.953cm" draw:start-shape="id6" draw:end-shape="id7" svg:d="M13065 8175l2159 778" svg:viewBox="0 0 2160 779">
          <text:p/>
        </draw:connector>
        <draw:custom-shape draw:style-name="gr3" draw:text-style-name="P1" xml:id="id9" draw:id="id9" draw:layer="layout" svg:width="5.08cm" svg:height="1.651cm" svg:x="15.224cm" svg:y="12.43cm">
          <text:p text:style-name="P1">Utilización <text:line-break/>de Recursos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3.065cm" svg:y1="12.747cm" svg:x2="15.224cm" svg:y2="13.255cm" draw:start-shape="id8" draw:end-shape="id9" svg:d="M13065 12747l2159 508" svg:viewBox="0 0 2160 509">
          <text:p/>
        </draw:connector>
        <draw:custom-shape draw:style-name="gr3" draw:text-style-name="P1" xml:id="id10" draw:id="id10" draw:layer="layout" svg:width="5.08cm" svg:height="1.651cm" svg:x="15.224cm" svg:y="14.843cm">
          <text:p text:style-name="P1">Estabilida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224cm" svg:y1="15.668cm" svg:x2="13.065cm" svg:y2="15.033cm" draw:start-shape="id10" draw:end-shape="id11" svg:d="M15224 15668l-2159-635" svg:viewBox="0 0 2160 636">
          <text:p/>
        </draw:connector>
        <draw:custom-shape draw:style-name="gr3" draw:text-style-name="P1" xml:id="id12" draw:id="id12" draw:layer="layout" svg:width="5.08cm" svg:height="1.651cm" svg:x="15.224cm" svg:y="17.002cm">
          <text:p text:style-name="P1">Adaptabilidad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15.224cm" svg:y1="17.827cm" svg:x2="13.065cm" svg:y2="17.192cm" draw:start-shape="id12" draw:end-shape="id13" svg:d="M15224 17827l-2159-635" svg:viewBox="0 0 2160 636">
          <text:p/>
        </draw:connector>
        <draw:connector draw:style-name="gr4" draw:text-style-name="P3" draw:layer="layout" draw:type="line" svg:x1="6.588cm" svg:y1="8.429cm" svg:x2="8.747cm" svg:y2="5.889cm" draw:start-shape="id14" draw:end-shape="id1" svg:d="M6588 8429l2159-2540" svg:viewBox="0 0 2160 2541">
          <text:p/>
        </draw:connector>
        <draw:connector draw:style-name="gr4" draw:text-style-name="P3" draw:layer="layout" draw:type="line" svg:x1="6.588cm" svg:y1="8.429cm" svg:x2="8.747cm" svg:y2="8.175cm" draw:start-shape="id14" draw:end-shape="id6" svg:d="M6588 8429l2159-254" svg:viewBox="0 0 2160 255">
          <text:p/>
        </draw:connector>
        <draw:connector draw:style-name="gr4" draw:text-style-name="P3" draw:layer="layout" draw:type="line" svg:x1="8.747cm" svg:y1="8.175cm" svg:x2="6.588cm" svg:y2="10.715cm" draw:start-shape="id6" draw:end-shape="id15" svg:d="M8747 8175l-2159 2540" svg:viewBox="0 0 2160 2541">
          <text:p/>
        </draw:connector>
        <draw:connector draw:style-name="gr4" draw:text-style-name="P3" draw:layer="layout" draw:type="line" svg:x1="8.747cm" svg:y1="10.461cm" svg:x2="6.588cm" svg:y2="8.429cm" draw:start-shape="id4" draw:end-shape="id14" svg:d="M8747 10461l-2159-2032" svg:viewBox="0 0 2160 2033">
          <text:p/>
        </draw:connector>
        <draw:connector draw:style-name="gr4" draw:text-style-name="P3" draw:layer="layout" draw:type="line" svg:x1="8.747cm" svg:y1="12.747cm" svg:x2="6.588cm" svg:y2="8.429cm" draw:start-shape="id8" draw:end-shape="id14" svg:d="M8747 12747l-2159-4318" svg:viewBox="0 0 2160 4319">
          <text:p/>
        </draw:connector>
        <draw:connector draw:style-name="gr4" draw:text-style-name="P3" draw:layer="layout" draw:type="line" svg:x1="8.747cm" svg:y1="10.461cm" svg:x2="6.588cm" svg:y2="10.715cm" draw:start-shape="id4" draw:end-shape="id15" svg:d="M8747 10461l-2159 254" svg:viewBox="0 0 2160 255">
          <text:p/>
        </draw:connector>
        <draw:connector draw:style-name="gr4" draw:text-style-name="P3" draw:layer="layout" draw:type="line" svg:x1="8.747cm" svg:y1="10.461cm" svg:x2="6.588cm" svg:y2="13.128cm" draw:start-shape="id4" draw:end-shape="id16" svg:d="M8747 10461l-2159 2667" svg:viewBox="0 0 2160 2668">
          <text:p/>
        </draw:connector>
        <draw:connector draw:style-name="gr4" draw:text-style-name="P3" draw:layer="layout" draw:type="line" svg:x1="8.747cm" svg:y1="15.033cm" svg:x2="6.588cm" svg:y2="8.429cm" draw:start-shape="id11" draw:end-shape="id14" svg:d="M8747 15033l-2159-6604" svg:viewBox="0 0 2160 6605">
          <text:p/>
        </draw:connector>
        <draw:connector draw:style-name="gr4" draw:text-style-name="P3" draw:layer="layout" draw:type="line" svg:x1="8.747cm" svg:y1="15.033cm" svg:x2="6.588cm" svg:y2="13.128cm" draw:start-shape="id11" draw:end-shape="id16" svg:d="M8747 15033l-2159-1905" svg:viewBox="0 0 2160 1906">
          <text:p/>
        </draw:connector>
        <draw:connector draw:style-name="gr4" draw:text-style-name="P3" draw:layer="layout" draw:type="line" svg:x1="8.747cm" svg:y1="17.192cm" svg:x2="6.588cm" svg:y2="13.128cm" draw:start-shape="id13" draw:start-glue-point="3" draw:end-shape="id16" svg:d="M8747 17192l-2159-4064" svg:viewBox="0 0 2160 4065">
          <text:p/>
        </draw:connector>
        <draw:connector draw:style-name="gr4" draw:text-style-name="P3" draw:layer="layout" draw:type="line" svg:x1="8.747cm" svg:y1="17.192cm" svg:x2="6.588cm" svg:y2="8.429cm" draw:start-shape="id13" draw:end-shape="id14" svg:d="M8747 17192l-2159-8763" svg:viewBox="0 0 2160 87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6T10:18:32.634206101</meta:creation-date>
    <dc:date>2017-06-08T15:27:03.135798721</dc:date>
    <meta:editing-duration>P2DT4H48M9S</meta:editing-duration>
    <meta:editing-cycles>1</meta:editing-cycles>
    <meta:document-statistic meta:object-count="37"/>
    <meta:generator>LibreOffice/5.2.7.2$Linux_X86_64 LibreOffice_project/20m0$Build-2</meta:generator>
  </office:meta>
</office:document-meta>
</file>